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tarSymbol" svg:font-family="StarSymbol" style:font-charset="x-symbol"/>
    <style:font-face style:name="Linux Biolinum3" svg:font-family="'Linux Biolinum'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" svg:font-family="'DejaVu Sans'" style:font-adornments="Book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nux Biolinum2" svg:font-family="'Linux Biolinum'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7fd9b4" officeooo:paragraph-rsid="007fd9b4"/>
    </style:style>
    <style:style style:name="P2" style:family="paragraph" style:parent-style-name="Subtitle">
      <style:text-properties fo:language="fr" fo:country="FR" officeooo:rsid="007fd9b4" officeooo:paragraph-rsid="007fd9b4"/>
    </style:style>
    <style:style style:name="P3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4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5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6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7" style:family="paragraph" style:parent-style-name="Text_20_body">
      <style:text-properties officeooo:rsid="0094a940" officeooo:paragraph-rsid="0094a940"/>
    </style:style>
    <style:style style:name="P8" style:family="paragraph" style:parent-style-name="Text_20_body">
      <style:text-properties officeooo:rsid="009a6cec" officeooo:paragraph-rsid="009a6cec"/>
    </style:style>
    <style:style style:name="P9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10" style:family="paragraph" style:parent-style-name="Text_20_body" style:list-style-name="L1">
      <style:text-properties fo:language="fr" fo:country="FR" officeooo:rsid="007fee5d" officeooo:paragraph-rsid="007fee5d"/>
    </style:style>
    <style:style style:name="P11" style:family="paragraph" style:parent-style-name="Text_20_body" style:list-style-name="L2">
      <style:text-properties fo:language="fr" fo:country="FR" officeooo:rsid="008221f7" officeooo:paragraph-rsid="008221f7"/>
    </style:style>
    <style:style style:name="P12" style:family="paragraph" style:parent-style-name="Text_20_body" style:list-style-name="L2">
      <style:text-properties fo:language="fr" fo:country="FR" officeooo:rsid="008368b0" officeooo:paragraph-rsid="008368b0"/>
    </style:style>
    <style:style style:name="P13" style:family="paragraph" style:parent-style-name="Text_20_body" style:list-style-name="L2">
      <style:text-properties fo:language="fr" fo:country="FR" officeooo:rsid="0085f974" officeooo:paragraph-rsid="0085f974"/>
    </style:style>
    <style:style style:name="P14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5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6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17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18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19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20" style:family="paragraph" style:parent-style-name="Text_20_body" style:list-style-name="L2">
      <style:text-properties officeooo:paragraph-rsid="0085f974"/>
    </style:style>
    <style:style style:name="P21" style:family="paragraph" style:parent-style-name="Text_20_body" style:list-style-name="L2">
      <style:text-properties officeooo:rsid="0085f974" officeooo:paragraph-rsid="0085f974"/>
    </style:style>
    <style:style style:name="P22" style:family="paragraph" style:parent-style-name="Text_20_body" style:list-style-name="L3">
      <style:text-properties officeooo:rsid="00897ee0" officeooo:paragraph-rsid="00897ee0"/>
    </style:style>
    <style:style style:name="P23" style:family="paragraph" style:parent-style-name="Text_20_body" style:list-style-name="L3">
      <style:text-properties officeooo:rsid="008b0757" officeooo:paragraph-rsid="008b0757"/>
    </style:style>
    <style:style style:name="P24" style:family="paragraph" style:parent-style-name="Text_20_body" style:list-style-name="L4">
      <style:text-properties officeooo:paragraph-rsid="008e583f"/>
    </style:style>
    <style:style style:name="P25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6" style:family="paragraph" style:parent-style-name="Text_20_body" style:list-style-name="L5">
      <style:text-properties officeooo:rsid="0092b34e" officeooo:paragraph-rsid="0092b34e"/>
    </style:style>
    <style:style style:name="P27" style:family="paragraph" style:parent-style-name="Text_20_body" style:list-style-name="L5">
      <style:text-properties officeooo:rsid="0095e850" officeooo:paragraph-rsid="0095e850"/>
    </style:style>
    <style:style style:name="P28" style:family="paragraph" style:parent-style-name="Text_20_body" style:list-style-name="L6">
      <style:text-properties officeooo:paragraph-rsid="00983a2c"/>
    </style:style>
    <style:style style:name="P29" style:family="paragraph" style:parent-style-name="Text_20_body" style:list-style-name="L6">
      <style:text-properties officeooo:rsid="0096e190" officeooo:paragraph-rsid="0096e190"/>
    </style:style>
    <style:style style:name="P30" style:family="paragraph" style:parent-style-name="Text_20_body" style:list-style-name="L6">
      <style:text-properties officeooo:rsid="00973192" officeooo:paragraph-rsid="00973192"/>
    </style:style>
    <style:style style:name="P31" style:family="paragraph" style:parent-style-name="Text_20_body" style:list-style-name="L6">
      <style:text-properties officeooo:rsid="00983a2c" officeooo:paragraph-rsid="00983a2c"/>
    </style:style>
    <style:style style:name="P32" style:family="paragraph" style:parent-style-name="Text_20_body" style:list-style-name="L6">
      <style:text-properties officeooo:rsid="00992151" officeooo:paragraph-rsid="00992151"/>
    </style:style>
    <style:style style:name="P33" style:family="paragraph" style:parent-style-name="Text_20_body" style:list-style-name="L6">
      <style:text-properties officeooo:rsid="009a6cec" officeooo:paragraph-rsid="009a6cec"/>
    </style:style>
    <style:style style:name="P34" style:family="paragraph" style:parent-style-name="Text_20_body" style:list-style-name="L7">
      <style:text-properties officeooo:rsid="009c3b48" officeooo:paragraph-rsid="009c3b48"/>
    </style:style>
    <style:style style:name="P35" style:family="paragraph" style:parent-style-name="Text_20_body" style:list-style-name="L8">
      <style:text-properties officeooo:rsid="009d2edc" officeooo:paragraph-rsid="009d2edc"/>
    </style:style>
    <style:style style:name="P36" style:family="paragraph" style:parent-style-name="Text_20_body" style:list-style-name="L8">
      <style:text-properties officeooo:rsid="009f2db3" officeooo:paragraph-rsid="009f2db3"/>
    </style:style>
    <style:style style:name="P37" style:family="paragraph" style:parent-style-name="Text_20_body" style:list-style-name="L9">
      <style:text-properties officeooo:rsid="009f2db3" officeooo:paragraph-rsid="009f2db3"/>
    </style:style>
    <style:style style:name="P38" style:family="paragraph" style:parent-style-name="Text_20_body" style:list-style-name="L9">
      <style:text-properties officeooo:paragraph-rsid="009f2db3"/>
    </style:style>
    <style:style style:name="P39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40" style:family="paragraph" style:parent-style-name="Text_20_body" style:list-style-name="L9">
      <style:text-properties officeooo:rsid="009f6c09" officeooo:paragraph-rsid="009f6c09"/>
    </style:style>
    <style:style style:name="P41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2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3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4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45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46" style:family="paragraph" style:parent-style-name="Text_20_body" style:list-style-name="L12">
      <style:text-properties style:text-underline-style="none" officeooo:rsid="00a6f89b" officeooo:paragraph-rsid="00a6f89b"/>
    </style:style>
    <style:style style:name="P47" style:family="paragraph" style:parent-style-name="Text_20_body">
      <style:text-properties style:text-underline-style="none" officeooo:rsid="00a7b8a6" officeooo:paragraph-rsid="00a7b8a6"/>
    </style:style>
    <style:style style:name="P48" style:family="paragraph" style:parent-style-name="Text_20_body" style:list-style-name="L13">
      <style:text-properties style:text-underline-style="none" officeooo:rsid="00a7b8a6" officeooo:paragraph-rsid="00a7b8a6"/>
    </style:style>
    <style:style style:name="P49" style:family="paragraph" style:parent-style-name="Text_20_body" style:list-style-name="L13">
      <style:text-properties style:text-underline-style="none" officeooo:rsid="00aa732e" officeooo:paragraph-rsid="00aa732e"/>
    </style:style>
    <style:style style:name="P50" style:family="paragraph" style:parent-style-name="Text_20_body" style:list-style-name="L13">
      <style:text-properties style:text-underline-style="none" officeooo:rsid="00ab841d" officeooo:paragraph-rsid="00ab841d"/>
    </style:style>
    <style:style style:name="P51" style:family="paragraph" style:parent-style-name="Text_20_body" style:list-style-name="L11">
      <style:text-properties officeooo:rsid="00a69087" officeooo:paragraph-rsid="00a69087"/>
    </style:style>
    <style:style style:name="P52" style:family="paragraph" style:parent-style-name="Text_20_body" style:list-style-name="L12">
      <style:text-properties officeooo:rsid="00a69b70" officeooo:paragraph-rsid="00a69b70"/>
    </style:style>
    <style:style style:name="P53" style:family="paragraph" style:parent-style-name="Heading_20_1">
      <style:text-properties fo:language="fr" fo:country="FR"/>
    </style:style>
    <style:style style:name="P54" style:family="paragraph" style:parent-style-name="Heading_20_1">
      <style:text-properties officeooo:rsid="00a69087" officeooo:paragraph-rsid="00a69087"/>
    </style:style>
    <style:style style:name="P55" style:family="paragraph" style:parent-style-name="Heading_20_1">
      <style:paragraph-properties fo:break-before="page"/>
      <style:text-properties officeooo:rsid="009c3b48" officeooo:paragraph-rsid="009c3b48"/>
    </style:style>
    <style:style style:name="P56" style:family="paragraph" style:parent-style-name="Heading_20_2">
      <style:text-properties fo:language="fr" fo:country="FR"/>
    </style:style>
    <style:style style:name="P57" style:family="paragraph">
      <loext:graphic-properties draw:fill-color="#ffffff"/>
      <style:text-properties style:font-name="Linux Biolinum2"/>
    </style:style>
    <style:style style:name="P58" style:family="paragraph">
      <style:paragraph-properties fo:text-align="center"/>
    </style:style>
    <style:style style:name="P59" style:family="paragraph">
      <loext:graphic-properties draw:fill-color="#ffffff"/>
      <style:paragraph-properties fo:text-align="center"/>
      <style:text-properties style:font-name="Linux Biolinum2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style:style style:name="T40" style:family="text">
      <style:text-properties officeooo:rsid="00a86ed6"/>
    </style:style>
    <style:style style:name="T41" style:family="text">
      <style:text-properties style:font-name="Linux Biolinum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1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23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es Misérables</text:p>
      <text:p text:style-name="P2">Victor Hugo (extraits)</text:p>
      <text:h text:style-name="P53" text:outline-level="1">Texte 1 <text:span text:style-name="T1">(Jean Valjean et l'évêque Monseigneur Myriel)</text:span></text:h>
      <text:h text:style-name="P56" text:outline-level="2">Préparer la lecture</text:h>
      <text:list xml:id="list5429556382155528339" text:style-name="L1">
        <text:list-item>
          <text:p text:style-name="P10">Un curé de lecture est en charge d'un<text:span text:style-name="T2">e paroisse (commune, canton)</text:span>, alors qu'<text:span text:style-name="T2">u</text:span>n évêque es<text:span text:style-name="T2">t</text:span> en charge d'un diocèse, beaucoup plus grand (taille d'un département à peu près).</text:p>
        </text:list-item>
        <text:list-item>
          <text:p text:style-name="P10">Un forçat est un prisonnier condamné aux travaux for<text:span text:style-name="T3">n</text:span>cés.</text:p>
        </text:list-item>
      </text:list>
      <text:h text:style-name="P56" text:outline-level="2">A) La conduite du récit</text:h>
      <text:list xml:id="list5985902400630823459" text:style-name="L2">
        <text:list-item>
          <text:p text:style-name="P11">Le récit est mené à la 3ème personne. Le narrateur n'est pas un personnage de l'histoire.</text:p>
        </text:list-item>
        <text:list-item>
          <text:p text:style-name="P12">Verbes au passé simple : s'ouvrit / entra / s'avança […]<text:line-break/>→ Passé simple : des faits de 1<text:span text:style-name="T4">er</text:span> plan qui font avancer l'action<text:line-break/>Verbes à l'imparfait : Tenaient / était / semblait […]<text:line-break/>→ L'imparfait : faits de second plan : valeur d'explication / valeur descriptive</text:p>
        </text:list-item>
        <text:list-item>
          <text:p text:style-name="P12"/>
          <text:list>
            <text:list-item>
              <text:p text:style-name="P12">La part du dialogue : 15 répliques :</text:p>
              <text:list>
                <text:list-item>
                  <text:p text:style-name="P12">Monseigneur Myriel : <text:span text:style-name="T5">8 répliques</text:span></text:p>
                </text:list-item>
                <text:list-item>
                  <text:p text:style-name="P12">Les gendarmes : <text:span text:style-name="T5">5 répliques</text:span></text:p>
                </text:list-item>
                <text:list-item>
                  <text:p text:style-name="P12">Jean Valjean : <text:span text:style-name="T5">2 répliques</text:span></text:p>
                  <text:p text:style-name="P13">→ Monseigneur Myriel prend essentiellement la parole.</text:p>
                </text:list-item>
              </text:list>
              <text:p text:style-name="P20"><text:span text:style-name="T8">Construction du dialogue :</text:span><text:span text:style-name="T6"> </text:span></text:p>
              <text:list text:continue-numbering="true">
                <text:list-item>
                  <text:p text:style-name="P13">Un tiret en alinéa avec retour à la ligne.</text:p>
                </text:list-item>
                <text:list-item>
                  <text:p text:style-name="P13">L'emploi des guillemets.</text:p>
                </text:list-item>
              </text:list>
              <text:p text:style-name="P14"><text:soft-page-break/>Les verbes introducteurs de parole :</text:p>
              <text:list text:continue-numbering="true">
                <text:list-item>
                  <text:p text:style-name="P15">Le verbe introducteur de parole est placé devant le verbe.<text:line-break/>→ Il reprit avec une sorte de solennité : <text:line-break/> <text:tab/>« Jean Valjean, mon frère, (…) et je la donne à Dieu »</text:p>
                </text:list-item>
                <text:list-item>
                  <text:p text:style-name="P15">Le verbe introducteur de parole peut être placé au milieu, ou en fin de réplique.</text:p>
                  <text:p text:style-name="P21"><draw:custom-shape text:anchor-type="paragraph" draw:z-index="0" draw:style-name="gr1" draw:text-style-name="P57" svg:width="2.237cm" svg:height="0.842cm" svg:x="10.941cm" svg:y="1.178cm"><text:p><text:span text:style-name="T41">Sujet inversé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58" svg:x1="10.82cm" svg:y1="1.468cm" svg:x2="8.871cm" svg:y2="0.554cm"><text:p/></draw:line><draw:line text:anchor-type="paragraph" draw:z-index="2" draw:style-name="gr2" draw:text-style-name="P58" svg:x1="11.71cm" svg:y1="1.907cm" svg:x2="11.109cm" svg:y2="2.606cm"><text:p/></draw:line><text:span text:style-name="T10">→ — Monseigneur ! </text:span><text:span text:style-name="T7">Murmura-t-</text:span><text:span text:style-name="T13">il</text:span><text:span text:style-name="T10">. Ce n'est donc pas le curé ? (…)<text:line-break/><text:tab/><text:tab/><text:tab/><text:tab/> ↑<text:line-break/><text:tab/><text:tab/><text:tab/>Proposition incise</text:span></text:p>
                  <text:p text:style-name="P21"><text:span text:style-name="T10">— </text:span><text:span text:style-name="T11">Est-ce que c'est le roi qu'on me laisse ? </text:span><text:span text:style-name="T14">Dit-il</text:span><text:span text:style-name="T9"> d'une voixpresque inarticulée et comme s'il parlait dans le sommeil</text:span><text:span text:style-name="T11">. ← propositoin incise placée en fin de réplique.<text:line-break/>Remarque : la proposition incise peut indiquer le ton et l'attitude de l'interlocuteur.</text:span></text:p>
                </text:list-item>
              </text:list>
            </text:list-item>
          </text:list>
        </text:list-item>
      </text:list>
      <text:h text:style-name="Heading_20_2" text:outline-level="2">B) Le début du parcours de Jean Valjean</text:h>
      <text:list xml:id="list5712248899730400116" text:style-name="L3">
        <text:list-item>
          <text:p text:style-name="P16"><text:s text:c="2"/></text:p>
          <text:list>
            <text:list-item>
              <text:p text:style-name="P16">Les deux adjectifs qui carractérisent Jean Valjean sont : « morne », « abattu », car il risque de retourner au bagne.</text:p>
            </text:list-item>
            <text:list-item>
              <text:p text:style-name="P16">Jean Valjean est surpris car il croyait que Monseigneur Myriel était un simple curé, car ce dernier vivait très simplement.</text:p>
            </text:list-item>
          </text:list>
        </text:list-item>
        <text:list-item>
          <text:p text:style-name="P17">a) et b) Monseigneur Myriel fait preuve d'humanité envers Jean Valjean : « Mon ami », « mon frère ». De plus il le vouvoie.</text:p>
          <text:p text:style-name="P22"><text:span text:style-name="T10">En le disculpant </text:span><text:span text:style-name="T12">a</text:span><text:span text:style-name="T10">ux yeux des gendarmes, il témoigne de sa bonté.<text:line-break/></text:span><text:span text:style-name="T12">Cette attitude s'oppose à la brutalité et au mépris des gendarmes.</text:span></text:p>
        </text:list-item>
        <text:list-item>
          <text:p text:style-name="P18"><text:s/></text:p>
          <text:list>
            <text:list-item>
              <text:p text:style-name="P23"><text:span text:style-name="T12">E</text:span><text:span text:style-name="T10">n échange de son pieux mensonge, Monseigneur Myriel incite Jean Valjean à évoluer vers le bien. Il le met sous la protection de Dieu.</text:span></text:p>
            </text:list-item>
            <text:list-item>
              <text:p text:style-name="P19">Selon Victor Hugo, le meilleur moyen de corriger un malfaiteur n'est ni l'enfermement, ni la répression, mais l'éducation morale.</text:p>
            </text:list-item>
          </text:list>
        </text:list-item>
      </text:list>
      <text:h text:style-name="Heading_20_2" text:outline-level="2"><text:soft-page-break/>Enrichir son vocabulaire</text:h>
      <text:h text:style-name="Heading_20_4" text:outline-level="4">Le bien et le mal</text:h>
      <text:p text:style-name="P3">« Vous n'appartenez plus au mal, mais au bien ! »<text:span text:style-name="T15"> (l. 52)</text:span></text:p>
      <text:list xml:id="list5954063270932175305" text:style-name="L4">
        <text:list-item>
          <text:p text:style-name="P24"><text:span text:style-name="T16">Un </text:span><text:span text:style-name="T18">bienfait</text:span><text:span text:style-name="T16"> n'est jamais perdu. Monseigneur Myriel est surnommé Monseigneur </text:span><text:span text:style-name="T18">Bienvenu</text:span><text:span text:style-name="T16">. Il se montre </text:span><text:span text:style-name="T18">bienveillant</text:span><text:span text:style-name="T16"> envèrs Jean Valjean ; il est son </text:span><text:span text:style-name="T18">bienfaiteur</text:span><text:span text:style-name="T16">.</text:span></text:p>
        </text:list-item>
        <text:list-item>
          <text:p text:style-name="P25">Antonymes : </text:p>
        </text:list-item>
      </text:list>
      <text:p text:style-name="P5"><text:tab/>Bienfait <text:tab/>→<text:tab/>méfait</text:p>
      <text:p text:style-name="P5"><text:tab/>Bienvenu <text:tab/>→<text:tab/>malvenu</text:p>
      <text:p text:style-name="P3"><text:span text:style-name="T15"><text:tab/>Bienveillant <text:tab/>→<text:tab/></text:span><text:span text:style-name="T17">m</text:span><text:span text:style-name="T15">alveillant</text:span></text:p>
      <text:p text:style-name="P3"><text:span text:style-name="T15"><text:tab/></text:span><text:span text:style-name="T19">B</text:span><text:span text:style-name="T15">ienfaiteur <text:tab/>→<text:tab/>malfaiteur</text:span></text:p>
      <text:p text:style-name="P4"><text:span text:style-name="T15">→ Le préfixe </text:span>mal-<text:span text:style-name="T15"> peut prendre la forme : </text:span>mé-</text:p>
      <text:p text:style-name="P6"/>
      <text:h text:style-name="Heading_20_1" text:outline-level="1">Extrait 2</text:h>
      <text:h text:style-name="Heading_20_2" text:outline-level="2">Préparer la lecture</text:h>
      <text:p text:style-name="P7">(…)</text:p>
      <text:h text:style-name="Heading_20_2" text:outline-level="2">Dégager l'essentiel</text:h>
      <text:p text:style-name="P7">(…)</text:p>
      <text:h text:style-name="Heading_20_2" text:outline-level="2">Analyser le texte</text:h>
      <text:h text:style-name="Heading_20_3" text:outline-level="3">A. Une scène dramatique</text:h>
      <text:list xml:id="list218062049077900616" text:style-name="L5">
        <text:list-item>
          <text:p text:style-name="P26"><text:s/></text:p>
          <text:list>
            <text:list-item>
              <text:p text:style-name="P26">Les spectateurs sont des paysants qui acceptent la situation comme une fatalité. Ils ne réagissent aux propositions de réconpence de M. Madeleine.</text:p>
            </text:list-item>
            <text:list-item>
              <text:p text:style-name="P27">Les spectateurs ne décident d'intervenir que lorsque M. Madeleine a réussi à soulever la charette.</text:p>
            </text:list-item>
          </text:list>
        </text:list-item>
      </text:list>
      <text:h text:style-name="Heading_20_3" text:outline-level="3"><text:soft-page-break/>B. Un acte héroïque</text:h>
      <text:list xml:id="list1815425342483646832" text:style-name="L6">
        <text:list-item>
          <text:p text:style-name="P29">M. Madeleine fait preuve de courage en accomplissant le sauvetage. Il n'hésite pas à mettre sa vie en jeu et surtout de se faire reconnaître par Javert.</text:p>
        </text:list-item>
        <text:list-item>
          <text:p text:style-name="P30">Javert fait savoir à M. Madeleine qu'il l'a reconnu, en faisant allusion à la force d'un ancien for<text:span text:style-name="T20">ç</text:span>at.</text:p>
        </text:list-item>
        <text:list-item>
          <text:p text:style-name="P31"/>
          <text:list>
            <text:list-item>
              <text:p text:style-name="P28"><text:span text:style-name="T21">La figure de style utilisée pour qualifier le regard de Javert est une </text:span><text:span text:style-name="T23">métaphore</text:span><text:span text:style-name="T28"> animale inquiétante</text:span><text:span text:style-name="T21">. → « L'œil de faucon de Javert » (lg. 51)</text:span></text:p>
            </text:list-item>
            <text:list-item>
              <text:p text:style-name="P31">Jean Valjean affronte ce regard avec une grande force d'âme, il accomplit son devoir sans hésiter.</text:p>
            </text:list-item>
            <text:list-item>
              <text:p text:style-name="P31">La présence de Javert donne plus de prix à l'acte de Jean Valjean, car il risque sa liberté. Il sacrifie tout pour sauver le vieux Fauchelevent : il fait preuve de courage moral et d'abnégation (=sacrifice).</text:p>
            </text:list-item>
          </text:list>
        </text:list-item>
        <text:list-item>
          <text:p text:style-name="P32">Fauchelevent remercie M. Madeleine en s'agenouillant devant lui. Il le compare à Dieu, pour son dévouement généreux.</text:p>
        </text:list-item>
        <text:list-item>
          <text:p text:style-name="P32"><text:s/></text:p>
          <text:list>
            <text:list-item>
              <text:p text:style-name="P32"><draw:custom-shape text:anchor-type="paragraph" draw:z-index="3" draw:style-name="gr3" draw:text-style-name="P59" svg:width="4.199cm" svg:height="1.024cm" svg:x="11.601cm" svg:y="2.695cm"><text:p text:style-name="P58"><text:span text:style-name="T41">Lexique religieux</text:span></text:p><draw:enhanced-geometry svg:viewBox="0 0 21600 21600" draw:type="rectangle" draw:enhanced-path="M 0 0 L 21600 0 21600 21600 0 21600 0 0 Z N"/></draw:custom-shape><text:span text:style-name="T32">« </text:span><text:span text:style-name="T33">Il avait sur le visage je ne sais quelle expression de souffrance heureuse et céleste »</text:span><text:span text:style-name="T31">. (l.74)<text:line-break/>Souffrance → douleur morale, peine.<text:line-break/>Heureuse → Il a sauvé quelqu'un, in est ravi.<text:line-break/>Céleste → divine</text:span></text:p>
            </text:list-item>
            <text:list-item>
              <text:p text:style-name="P33">Il s'agit d'une forme de sacrifice. Ces adjectifs élèvent Jean Valjean au rang de la sainteté.</text:p>
            </text:list-item>
          </text:list>
        </text:list-item>
      </text:list>
      <text:p text:style-name="P8"/>
      <text:h text:style-name="P55" text:outline-level="1">Extrait 3 : La rencontre avec Cosette</text:h>
      <text:h text:style-name="Heading_20_2" text:outline-level="2">Préparer la lecture</text:h>
      <text:list xml:id="list1501079146337363921" text:style-name="L7">
        <text:list-item>
          <text:p text:style-name="P34">Jean Valjean est devenu maire de Montreuil-sur-mer sous le faux nom de M. Madeleine.</text:p>
        </text:list-item>
        <text:list-item>
          <text:p text:style-name="P34">Javert a reconnu l'ancien forçat lorsqu'il a sauvé le vieux Fauchelevent.</text:p>
        </text:list-item>
      </text:list>
      <text:h text:style-name="Heading_20_2" text:outline-level="2">Dégager l'essentiel</text:h>
      <text:list xml:id="list7372192101139228053" text:style-name="L8">
        <text:list-item>
          <text:p text:style-name="P35">Cosette est la fille de Fantine. Les Thénardiers sont des aubergistes auxquelles Fantine a confié sa fille. Il traitent comme une servante.</text:p>
        </text:list-item>
        <text:list-item>
          <text:p text:style-name="P35">Jean Valjean vient checher Cosette comme il l'avait promis à <text:span text:style-name="T34">F</text:span>antine mourante.</text:p>
        </text:list-item>
        <text:list-item>
          <text:p text:style-name="P35">Jean Valjean offre a Cosette une poupée car il sait que la petite fil<text:span text:style-name="T34">le</text:span> rêvait d'en avoir une.</text:p>
        </text:list-item>
        <text:list-item>
          <text:p text:style-name="P36">Cosette est d'abord effrayée puis elle accepte le jouet.</text:p>
        </text:list-item>
      </text:list>
      <text:h text:style-name="Heading_20_2" text:outline-level="2">Analyser le texte</text:h>
      <text:list xml:id="list215775279134281188" text:style-name="L9">
        <text:list-item>
          <text:p text:style-name="P39">Une enfant maltraitée</text:p>
          <text:list>
            <text:list-item>
              <text:p text:style-name="P38"><text:s/></text:p>
              <text:list>
                <text:list-item>
                  <text:p text:style-name="P37">La Thénardier s'addresse à Cosette d'un air caressant, mais elle n'est pas sin<text:span text:style-name="T35">cè</text:span>r<text:span text:style-name="T35">e</text:span> car le son de sa voix la trahit.</text:p>
                  <text:p text:style-name="P37">La m<text:span text:style-name="T35">é</text:span>taphore : « ce miel aigre des méchantes femmes » réveille l'hypocrisie de la Thénardier. </text:p>
                </text:list-item>
              </text:list>
            </text:list-item>
            <text:list-item>
              <text:p text:style-name="P40">Mots et expressions qui montrent que Cosette redoute la Thénardier : Lg. 6 à 29<text:line-break/>(Cf. souligné dans le texte)<text:line-break/>Cosette est une petite fille craintive et terrorisée qui n'ose croire à son bonheur quand Jean Valjean lui offre sa poupée. Elle semble paralysée par la terreur que lui inspire la Thénardier.<text:line-break/>« Terreur » ; « Le tonnerre en sortirait » ; « cet air à la fois déserpéré et épouvanté ».</text:p>
            </text:list-item>
          </text:list>
        </text:list-item>
      </text:list>
      <text:p text:style-name="P9"><text:soft-page-break/>B) Le cadeau de Jean Valjean</text:p>
      <text:list xml:id="list7296334700180551368" text:style-name="L10">
        <text:list-item>
          <text:p text:style-name="P41"><text:s/>a) et b) Champ lexical de la lumière / les comparaisons<text:line-break/><text:span text:style-name="T37">Comparaison 1</text:span> : « Cette boutique de bimbeloteries éclairée de lampion et de chandelles si splendidement qu'on l'apercevait à travers la vitre <text:span text:style-name="T24">comme</text:span><text:span text:style-name="T22"> une illumination</text:span> »<text:line-break/><text:span text:style-name="T36">Comme </text:span>: outil de comparaison.<text:line-break/><text:span text:style-name="T24">comme</text:span><text:span text:style-name="T22"> une illumination </text:span><text:span text:style-name="T27">: comparaison<text:line-break/>→ Le point commun est la lumière.<text:line-break/></text:span><text:span text:style-name="T30">Comparaison 2</text:span><text:span text:style-name="T29"> : « (…) elle avait vu venir l'homme à elle avec cette poupée </text:span><text:span text:style-name="T25">comme</text:span><text:span text:style-name="T26"> elle eût vu venir le soleil</text:span><text:span text:style-name="T29"> »<text:line-break/>→ point commun : la lumière, c'est-à-dire le symbole du bonheur qui entre dans la vie de Cosette.</text:span></text:p>
        </text:list-item>
        <text:list-item>
          <text:p text:style-name="P43"><text:s/></text:p>
          <text:list>
            <text:list-item>
              <text:p text:style-name="P42"><text:span text:style-name="T29">« </text:span><text:span text:style-name="T27">elle entendit ces paroles inouïes » :<text:line-break/>→ Sens étymologique : des paroles que Cosette n'a jamais entendues.<text:line-break/>→ Sens courant : des paroles extraordinaires, incroyables.</text:span></text:p>
            </text:list-item>
            <text:list-item>
              <text:p text:style-name="P44">Les cinq expressios qui traduisent la joie et l'émerveillement de Cosette (lg. 18 à 29).<text:line-break/>– Une poupée merveilleuse<text:line-break/>– des rayonnements étranges de la joie<text:line-break/>– Petite, vous êtes la reine de France<text:line-break/>– l'attraction<text:line-break/>– Cet air (…) ravi</text:p>
            </text:list-item>
            <text:list-item>
              <text:p text:style-name="P44">Cosette emploie l'expression « la dame », car elle est impressionnée par la beauté et les vêtements de la poupée</text:p>
            </text:list-item>
          </text:list>
        </text:list-item>
        <text:list-item>
          <text:p text:style-name="P44"><text:s/></text:p>
          <text:list>
            <text:list-item>
              <text:p text:style-name="P45"><text:span text:style-name="T39">et b) </text:span>Jean Valjean est ému devant l'émerveillement de Cosette. Son émotion se manifeste par des larmes. <text:span text:style-name="T38">Un lien affectueux se tisse entre Cosette et Jean Valjean.</text:span></text:p>
            </text:list-item>
          </text:list>
        </text:list-item>
      </text:list>
      <text:h text:style-name="Heading_20_2" text:outline-level="2"><text:soft-page-break/>Enrichir son vocabulaire</text:h>
      <text:list xml:id="list2595140280309244096" text:style-name="L11">
        <text:list-item>
          <text:p text:style-name="P51"><text:span text:style-name="T22">Les antonymes </text:span>: Mots de sens contraire.</text:p>
          <text:p text:style-name="P51">(voir feuille)</text:p>
        </text:list-item>
      </text:list>
      <text:h text:style-name="P54" text:outline-level="1">Analyse : La Thénardier (portrait)</text:h>
      <text:list xml:id="list3574897670489078262" text:style-name="L12">
        <text:list-item>
          <text:p text:style-name="P52">L'emploi de l'adjectif démonstratif désigne le personnage de la Thénardier <text:span text:style-name="T22">de façon péjorative</text:span><text:span text:style-name="T27">. Le narrateur juge tout de suite ce personnage.</text:span></text:p>
        </text:list-item>
        <text:list-item>
          <text:p text:style-name="P46">Les mots qui démontres l'énormité du personnage sont : grande, grosse, carrée, énorme, colosse, large, ogresse, fort de la balle.</text:p>
        </text:list-item>
      </text:list>
      <text:p text:style-name="P47">(…)</text:p>
      <text:list xml:id="list3614351936534040433" text:style-name="L13">
        <text:list-item>
          <text:p text:style-name="P48">« de la race de ces sauvagesses colosses (…) »</text:p>
          <text:p text:style-name="P48">« Large visageavait l'aspect d'une écumoire »</text:p>
          <text:p text:style-name="P48">« <text:span text:style-name="T40">Le produit de la greffe d'une donzelle sur une poissarde »</text:span></text:p>
          <text:p text:style-name="P48">« <text:span text:style-name="T40">C'est un gendarme », « c'est un charretier », « c'est le bourreau ».</text:span></text:p>
          <text:p text:style-name="P49">→ Elle est comparée à un monstre, ou bien à un homme.</text:p>
        </text:list-item>
        <text:list-item>
          <text:p text:style-name="P50">« On » désigne les gens, les clients del'auberge : Il s'agit de la rumeur qui circule autour de cette fem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3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1T15:33:53.434687296</dc:date>
    <meta:editing-duration>P6DT18H55M8S</meta:editing-duration>
    <meta:editing-cycles>145</meta:editing-cycles>
    <meta:generator>LibreOffice/5.0.4.2$Linux_X86_64 LibreOffice_project/00m0$Build-2</meta:generator>
    <meta:document-statistic meta:table-count="0" meta:image-count="0" meta:object-count="0" meta:page-count="7" meta:paragraph-count="99" meta:word-count="1358" meta:character-count="7620" meta:non-whitespace-character-count="6375"/>
  </office:meta>
</office:document-meta>
</file>